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FB00000673B02369D521EFEA39.png" manifest:media-type="image/png"/>
  <manifest:file-entry manifest:full-path="Pictures/10000000000004FB00000673DB2772C37F396369.png" manifest:media-type="image/png"/>
  <manifest:file-entry manifest:full-path="Pictures/10000000000004FB00000673D04DACF61F352175.png" manifest:media-type="image/png"/>
  <manifest:file-entry manifest:full-path="Pictures/10000000000004FB00000673B01F747312192B0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467cm, 2.963cm, 21.53cm, 2.777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565cm, 2.898cm, 21.87cm, 2.405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88cm, 2.796cm, 21.774cm, 2.507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565cm, 2.899cm, 21.871cm, 2.622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7cm" svg:height="8.941cm" svg:x="4.556cm" svg:y="3.032cm">
          <draw:image xlink:href="Pictures/10000000000004FB00000673D04DACF61F352175.png" xlink:type="simple" xlink:show="embed" xlink:actuate="onLoad">
            <text:p/>
          </draw:image>
        </draw:frame>
        <draw:frame draw:style-name="gr2" draw:text-style-name="P1" draw:layer="layout" svg:width="12.7cm" svg:height="8.585cm" svg:x="4.302cm" svg:y="15.148cm">
          <draw:image xlink:href="Pictures/10000000000004FB00000673B01F747312192B0D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3" draw:text-style-name="P1" draw:layer="layout" svg:width="12.7cm" svg:height="8.509cm" svg:x="4.556cm" svg:y="3.286cm">
          <draw:image xlink:href="Pictures/10000000000004FB00000673DB2772C37F396369.png" xlink:type="simple" xlink:show="embed" xlink:actuate="onLoad">
            <text:p/>
          </draw:image>
        </draw:frame>
        <draw:frame draw:style-name="gr4" draw:text-style-name="P1" draw:layer="layout" svg:width="12.7cm" svg:height="8.661cm" svg:x="4.556cm" svg:y="14.691cm">
          <draw:image xlink:href="Pictures/10000000000004FB00000673B02369D521EFEA3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9T19:15:01.477440149</meta:creation-date>
    <dc:date>2020-02-09T19:27:34.466675682</dc:date>
    <meta:editing-duration>PT12M31S</meta:editing-duration>
    <meta:editing-cycles>5</meta:editing-cycles>
    <meta:generator>LibreOffice/6.0.7.3$Linux_X86_64 LibreOffice_project/00m0$Build-3</meta:generator>
    <meta:document-statistic meta:object-count="4"/>
  </office:meta>
</office:document-meta>
</file>